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2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Improve Layou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VBAT Decoupling Cap close-ish?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Do Oscillator Desig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office:value-type="string" calcext:value-type="string">
            <text:p>See Spreadsheet Oscillator_Selection.ods</text:p>
          </table:table-cell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table:style-name="ce1"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  <text:p/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f9281afe62da5ec8378b19c2370bab044c28db71</text:p>
          </table:table-cell>
          <table:table-cell table:style-name="ce1" office:value-type="string" calcext:value-type="string">
            <text:p> it is recommended to connect this pin to V DD with a 100 nF</text:p>
            <text:p>external ceramic decoupling capacitor. (an4488 page 9)</text:p>
          </table:table-cell>
        </table:table-row>
        <table:table-row table:style-name="ro1">
          <table:table-cell office:value-type="string" calcext:value-type="string">
            <text:p>Does USB ID Have to be connected for Child only mo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sider using a Toggle for the NRST pin → Reduce BOM Part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Temperature Reference Thermis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rrect Voltage Divider for Thermo 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Needs HSE Oscilla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 office:value-type="string" calcext:value-type="string">
            <text:p>USB OTG FS requires a HSE (stm32f401rb.pdf page 30)</text:p>
          </table:table-cell>
        </table:table-row>
        <table:table-row table:style-name="ro1">
          <table:table-cell office:value-type="string" calcext:value-type="string">
            <text:p>Get PCB + Trace Parasitic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mpare with Phil’s Lab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43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4:20:13.247000000</dc:date>
    <meta:editing-duration>PT4H58M14S</meta:editing-duration>
    <meta:editing-cycles>25</meta:editing-cycles>
    <meta:generator>LibreOffice/24.2.6.2$Windows_X86_64 LibreOffice_project/ef66aa7e36a1bb8e65bfbc63aba53045a14d0871</meta:generator>
    <meta:document-statistic meta:table-count="1" meta:cell-count="78" meta:object-count="0"/>
  </office:meta>
</office:document-meta>
</file>